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celist = [1000,5000,10000,50000,100000]<text:line-break/>loop = True<text:line-break/>while loop == True:<text:line-break/>for i in pricelist:<text:line-break/>if i &gt;= 10000:<text:line-break/>loop = False<text:line-break/>else:<text:line-break/>print(i)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1:19:22.615096886</meta:creation-date>
    <dc:date>2022-08-16T11:19:58.191923171</dc:date>
    <meta:editing-duration>PT36S</meta:editing-duration>
    <meta:editing-cycles>1</meta:editing-cycles>
    <meta:document-statistic meta:table-count="0" meta:image-count="0" meta:object-count="0" meta:page-count="1" meta:paragraph-count="1" meta:word-count="23" meta:character-count="138" meta:non-whitespace-character-count="115"/>
    <meta:generator>LibreOffice/6.4.7.2$Linux_X86_64 LibreOffice_project/40$Build-2</meta:generator>
  </office:meta>
</office:document-meta>
</file>